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654cm" fo:min-width="3.604cm"/>
    </style:style>
    <style:style style:name="gr2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7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654cm" fo:min-width="3.404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654cm" fo:min-width="4.361cm"/>
    </style:style>
    <style:style style:name="gr32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54cm" fo:min-width="4.654cm"/>
    </style:style>
    <style:style style:name="gr34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654cm" fo:min-width="8.0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54cm" fo:min-width="6.30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54cm" fo:min-width="8.87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54cm" fo:min-width="5.204cm"/>
    </style:style>
    <style:style style:name="gr39" style:family="graphic" style:parent-style-name="objectwithoutfill">
      <style:graphic-properties svg:stroke-width="0.1cm" svg:stroke-color="#0000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color="#ff4000" draw:marker-start="" draw:marker-end="" draw:marker-end-width="0.3cm" draw:fill="none" draw:textarea-vertical-align="middle"/>
    </style:style>
    <style:style style:name="gr41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654cm" fo:min-width="4.836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.654cm" fo:min-width="5.322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0.654cm" fo:min-width="4.304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654cm" fo:min-width="5.004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.695cm" fo:min-width="4.789cm"/>
    </style:style>
    <style:style style:name="gr47" style:family="graphic" style:parent-style-name="standard">
      <style:graphic-properties svg:stroke-width="0.2cm" svg:stroke-color="#000000" draw:marker-start-width="0.8cm" draw:marker-end-width="0.8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start">
        <style:tab-stops>
          <style:tab-stop style:position="1.501cm"/>
        </style:tab-stops>
      </style:paragraph-properties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5 2050-275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5 0 1125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5 0-675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6 0 1676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  <draw:page draw:name="page3" draw:style-name="dp1" draw:master-page-name="Default">
        <draw:custom-shape draw:style-name="gr18" draw:text-style-name="P7" xml:id="id27" draw:id="id27" draw:layer="layout" svg:width="6.1cm" svg:height="2.6cm" svg:x="2.3cm" svg:y="1.5cm">
          <text:p text:style-name="P6"><text:span text:style-name="T4">Setup</text:span></text:p>
          <text:p text:style-name="P6"><text:span text:style-name="T5">Calc cursor_multiplier</text:span></text:p>
          <text:p text:style-name="P6"><text:span text:style-name="T5">Calc thousands column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8" draw:id="id28" draw:layer="layout" svg:width="1.8cm" svg:height="0.9cm" svg:x="2.3cm" svg:y="4.6cm">
          <text:p text:style-name="P1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4cm" svg:height="0.9cm" svg:x="2.3cm" svg:y="5.9cm">
          <text:p text:style-name="P1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35cm" svg:y1="4.1cm" svg:x2="3.2cm" svg:y2="4.6cm" draw:start-shape="id27" draw:start-glue-point="2" draw:end-shape="id28" draw:end-glue-point="0" svg:d="M5350 4100v250h-2150v250" svg:viewBox="0 0 2151 501">
          <text:p/>
        </draw:connector>
        <draw:connector draw:style-name="gr21" draw:text-style-name="P1" draw:layer="layout" svg:x1="3.2cm" svg:y1="5.5cm" svg:x2="4.3cm" svg:y2="5.9cm" draw:start-shape="id28" draw:start-glue-point="2" draw:end-shape="id29" draw:end-glue-point="0" svg:d="M3200 5500v200h1100v200" svg:viewBox="0 0 1101 401">
          <text:p/>
        </draw:connector>
        <draw:custom-shape draw:style-name="gr22" draw:text-style-name="P8" xml:id="id31" draw:id="id31" draw:layer="layout" svg:width="7.8cm" svg:height="0.7cm" svg:x="2.2cm" svg:y="9cm">
          <text:p text:style-name="P1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30" draw:id="id30" draw:layer="layout" svg:width="4cm" svg:height="0.9cm" svg:x="2.4cm" svg:y="7.1cm">
          <text:p text:style-name="P1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.3cm" svg:y1="6.8cm" svg:x2="4.4cm" svg:y2="7.1cm" draw:start-shape="id29" draw:start-glue-point="2" draw:end-shape="id30" draw:end-glue-point="0" svg:d="M4300 6800v150h100v150" svg:viewBox="0 0 101 301">
          <text:p/>
        </draw:connector>
        <draw:connector draw:style-name="gr21" draw:text-style-name="P1" draw:layer="layout" svg:x1="4.4cm" svg:y1="8cm" svg:x2="6.1cm" svg:y2="9cm" draw:start-shape="id30" draw:start-glue-point="2" draw:end-shape="id31" draw:end-glue-point="0" svg:d="M4400 8000v500h1700v500" svg:viewBox="0 0 1701 1001">
          <text:p/>
        </draw:connector>
        <draw:connector draw:style-name="gr23" draw:text-style-name="P1" draw:layer="layout" svg:x1="2.3cm" svg:y1="5.05cm" svg:x2="2.2cm" svg:y2="9.35cm" draw:start-shape="id28" draw:end-shape="id31" draw:end-glue-point="3" svg:d="M2300 5050h-601v4300h501" svg:viewBox="0 0 602 4301">
          <text:p/>
        </draw:connector>
        <draw:custom-shape draw:style-name="gr24" draw:text-style-name="P10" xml:id="id32" draw:id="id32" draw:layer="layout" svg:width="10.1cm" svg:height="6.9cm" svg:x="11.2cm" svg:y="2cm">
          <text:p text:style-name="P6"><text:span text:style-name="T5">Testtext()</text:span></text:p>
          <text:p text:style-name="P6"><text:span text:style-name="T5">Use Statics to set lastvalues</text:span></text:p>
          <text:p text:style-name="P6"><text:span text:style-name="T5">Check to see if anything has changed – if not exit</text:span></text:p>
          <text:p text:style-name="P6"><text:span text:style-name="T5">Calculate int values for ones, tens, hundreds, thousands</text:span></text:p>
          <text:p text:style-name="P6"><text:span text:style-name="T5">If thousands have changed or hundreds==9 &amp; tens==9</text:span></text:p>
          <text:p text:style-name="P9"><text:span text:style-name="T5"><text:s text:c="3"/></text:span><text:span text:style-name="T5">Last thousands = thousands</text:span></text:p>
          <text:p text:style-name="P9"><text:span text:style-name="T5"><text:s text:c="3"/></text:span><text:span text:style-name="T5">If thousands ==0 then draw hatch</text:span></text:p>
          <text:p text:style-name="P6"><text:span text:style-name="T5"><text:s text:c="6"/></text:span><text:span text:style-name="T5">Else</text:span></text:p>
          <text:p text:style-name="P6"><text:span text:style-name="T5"><text:s text:c="6"/></text:span><text:span text:style-name="T5">If hundreds==9 and tens == 9</text:span></text:p>
          <text:p text:style-name="P6"><text:span text:style-name="T5"><text:tab/></text:span></text:p>
          <text:p text:style-name="P6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5cm" svg:x2="11.2cm" svg:y2="5.45cm" draw:start-shape="id30" draw:start-glue-point="1" draw:end-shape="id32" svg:d="M6400 7550h2400v-2100h2400" svg:viewBox="0 0 4801 2101">
          <text:p/>
        </draw:connector>
        <draw:custom-shape draw:style-name="gr25" draw:text-style-name="P10" xml:id="id33" draw:id="id33" draw:layer="layout" svg:width="10.1cm" svg:height="4cm" svg:x="11.3cm" svg:y="12.5cm">
          <text:p text:style-name="P6"><text:span text:style-name="T5">DrawHatch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5cm" svg:y1="8.9cm" svg:x2="16.35cm" svg:y2="12.5cm" draw:start-shape="id32" draw:start-glue-point="2" draw:end-shape="id33" svg:d="M16250 8900v1800h100v1800" svg:viewBox="0 0 101 3601">
          <text:p/>
        </draw:connector>
      </draw:page>
      <draw:page draw:name="page4" draw:style-name="dp1" draw:master-page-name="Default">
        <draw:custom-shape draw:style-name="gr2" draw:text-style-name="P2" xml:id="id34" draw:id="id34" draw:layer="layout" svg:width="6.6cm" svg:height="1cm" svg:x="17.2cm" svg:y="6cm">
          <text:p text:style-name="P1"><text:span text:style-name="T1">Ethernet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20.5cm" svg:y1="6cm" svg:x2="20.466cm" svg:y2="4.296cm" draw:start-shape="id34" draw:start-glue-point="0" svg:d="M20500 6000c0-1653-34-801-34-1704" svg:viewBox="0 0 35 1705">
          <text:p text:style-name="P1"><text:span text:style-name="T3">To Sim</text:span></text:p>
        </draw:connector>
        <draw:custom-shape draw:style-name="gr26" draw:text-style-name="P2" xml:id="id35" draw:id="id35" draw:layer="layout" svg:width="4.2cm" svg:height="1cm" svg:x="4.211cm" svg:y="5.5cm">
          <text:p text:style-name="P1"><text:span text:style-name="T1">Lef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8.411cm" svg:y1="6cm" svg:x2="17.2cm" svg:y2="6.5cm" draw:start-shape="id35" draw:start-glue-point="1" draw:end-shape="id34" draw:end-glue-point="3" svg:d="M8411 6000c6592 0 2198 500 8789 500" svg:viewBox="0 0 8790 501">
          <text:p text:style-name="P1"><text:span text:style-name="T3"/></text:p>
          <text:p text:style-name="P1"><text:span text:style-name="T3"/></text:p>
        </draw:connector>
        <draw:custom-shape draw:style-name="gr26" draw:text-style-name="P2" xml:id="id36" draw:id="id36" draw:layer="layout" svg:width="4.2cm" svg:height="1cm" svg:x="4.211cm" svg:y="7cm">
          <text:p text:style-name="P1"><text:span text:style-name="T1">Left Arduino 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draw:layer="layout" draw:type="curve" svg:x1="8.411cm" svg:y1="7.5cm" svg:x2="17.2cm" svg:y2="6.5cm" draw:start-shape="id36" draw:start-glue-point="1" draw:end-shape="id34" draw:end-glue-point="3" svg:d="M8411 7500c6592 0 2198-1000 8789-1000" svg:viewBox="0 0 8790 1001">
          <text:p/>
        </draw:connector>
        <draw:frame draw:style-name="gr29" draw:text-style-name="P11" draw:layer="layout" svg:width="9.1cm" svg:height="2cm" svg:x="31.4cm" svg:y="26.2cm">
          <draw:text-box>
            <text:p>High Level Physical Layout</text:p>
          </draw:text-box>
        </draw:frame>
        <draw:custom-shape draw:style-name="gr30" draw:text-style-name="P2" xml:id="id41" draw:id="id41" draw:layer="layout" svg:width="4cm" svg:height="1cm" svg:x="18.4cm" svg:y="11.1cm">
          <text:p text:style-name="P1"><text:span text:style-name="T1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2cm" svg:height="1cm" svg:x="12.043cm" svg:y="11.88cm">
          <text:p text:style-name="P1"><text:span text:style-name="T1">Fron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40" draw:id="id40" draw:layer="layout" svg:width="4.2cm" svg:height="1cm" svg:x="23.45cm" svg:y="11.1cm">
          <text:p text:style-name="P1"><text:span text:style-name="T1">Fron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7" draw:id="id37" draw:layer="layout" svg:width="4.2cm" svg:height="1cm" svg:x="32.219cm" svg:y="5.4cm">
          <text:p text:style-name="P1"><text:span text:style-name="T1">Righ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8" draw:id="id38" draw:layer="layout" svg:width="4.2cm" svg:height="1cm" svg:x="32.219cm" svg:y="7.2cm">
          <text:p text:style-name="P1"><text:span text:style-name="T1">Righ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32.219cm" svg:y1="5.9cm" svg:x2="23.8cm" svg:y2="6.5cm" draw:start-shape="id37" draw:start-glue-point="3" draw:end-shape="id34" draw:end-glue-point="1" svg:d="M32219 5900c-6313 0-2104 600-8419 600" svg:viewBox="0 0 8420 601">
          <text:p text:style-name="P1"><text:span text:style-name="T3"/></text:p>
          <text:p text:style-name="P1"><text:span text:style-name="T3"/></text:p>
        </draw:connector>
        <draw:connector draw:style-name="gr28" draw:text-style-name="P5" draw:layer="layout" draw:type="curve" svg:x1="32.219cm" svg:y1="7.7cm" svg:x2="23.8cm" svg:y2="6.5cm" draw:start-shape="id38" draw:start-glue-point="3" draw:end-shape="id34" draw:end-glue-point="1" svg:d="M32219 7700c-6313 0-2104-1200-8419-1200" svg:viewBox="0 0 8420 1201">
          <text:p/>
        </draw:connector>
        <draw:connector draw:style-name="gr28" draw:text-style-name="P5" draw:layer="layout" draw:type="curve" svg:x1="20.5cm" svg:y1="7cm" svg:x2="14.143cm" svg:y2="11.88cm" draw:start-shape="id34" draw:start-glue-point="2" draw:end-shape="id39" draw:end-glue-point="0" svg:d="M20500 7000c0 3661-6357 1222-6357 4880" svg:viewBox="0 0 6358 4881">
          <text:p/>
        </draw:connector>
        <draw:connector draw:style-name="gr28" draw:text-style-name="P5" draw:layer="layout" draw:type="curve" svg:x1="20.5cm" svg:y1="7cm" svg:x2="25.55cm" svg:y2="11.1cm" draw:end-shape="id40" draw:end-glue-point="0" svg:d="M20500 7000c0 2700 5050 650 5050 4100" svg:viewBox="0 0 5051 4101">
          <text:p/>
        </draw:connector>
        <draw:connector draw:style-name="gr28" draw:text-style-name="P5" draw:layer="layout" draw:type="curve" svg:x1="20.5cm" svg:y1="7cm" svg:x2="20.4cm" svg:y2="11.1cm" draw:end-shape="id41" draw:end-glue-point="0" svg:d="M20500 7000c0 2700-100 650-100 4100" svg:viewBox="0 0 101 4101">
          <text:p/>
        </draw:connector>
        <draw:custom-shape draw:style-name="gr31" draw:text-style-name="P2" xml:id="id42" draw:id="id42" draw:layer="layout" svg:width="4.957cm" svg:height="1cm" svg:x="12.043cm" svg:y="13.88cm">
          <text:p text:style-name="P1"><text:span text:style-name="T1">Fron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44" draw:id="id44" draw:layer="layout" svg:width="4.2cm" svg:height="1cm" svg:x="7.1cm" svg:y="18.3cm">
          <text:p text:style-name="P1"><text:span text:style-name="T1">Panel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4.143cm" svg:y1="12.88cm" svg:x2="14.521cm" svg:y2="13.88cm" draw:start-shape="id39" draw:start-glue-point="2" draw:end-shape="id42" draw:end-glue-point="0" svg:d="M14143 12880c0 751 378 252 378 1000" svg:viewBox="0 0 379 1001">
          <text:p/>
        </draw:connector>
        <draw:connector draw:style-name="gr21" draw:text-style-name="P1" draw:layer="layout" draw:type="curve" svg:x1="9.1cm" svg:y1="16.6cm" svg:x2="9.2cm" svg:y2="18.3cm" draw:start-shape="id43" draw:start-glue-point="2" draw:end-shape="id44" draw:end-glue-point="0" svg:d="M9100 16600c0 1276 100 427 100 1700" svg:viewBox="0 0 101 1701">
          <text:p/>
        </draw:connector>
        <draw:custom-shape draw:style-name="gr33" draw:text-style-name="P2" xml:id="id45" draw:id="id45" draw:layer="layout" svg:width="5.25cm" svg:height="1cm" svg:x="23.45cm" svg:y="13.6cm">
          <text:p text:style-name="P1"><text:span text:style-name="T1">Fron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25.55cm" svg:y1="12.1cm" svg:x2="26.075cm" svg:y2="13.6cm" draw:start-shape="id40" draw:start-glue-point="2" draw:end-shape="id45" draw:end-glue-point="0" svg:d="M25550 12100c0 1126 525 377 525 1500" svg:viewBox="0 0 526 1501">
          <text:p/>
        </draw:connector>
        <draw:custom-shape draw:style-name="gr15" draw:text-style-name="P2" xml:id="id46" draw:id="id46" draw:layer="layout" svg:width="6.3cm" svg:height="1cm" svg:x="21.3cm" svg:y="17.2cm">
          <text:p text:style-name="P1"><text:span text:style-name="T1">Front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28.7cm" svg:y1="14.1cm" svg:x2="27.6cm" svg:y2="17.7cm" draw:start-shape="id45" draw:start-glue-point="1" draw:end-shape="id46" draw:end-glue-point="1" svg:d="M28700 14100c753 0 1303 3600-1100 3600" svg:viewBox="0 0 1744 3601">
          <text:p text:style-name="P1"><text:span text:style-name="T3">Servo Breakout</text:span></text:p>
        </draw:connector>
        <draw:connector draw:style-name="gr34" draw:text-style-name="P5" draw:layer="layout" draw:type="curve" svg:x1="26.075cm" svg:y1="14.6cm" svg:x2="24.45cm" svg:y2="17.2cm" draw:start-shape="id45" draw:start-glue-point="2" draw:end-shape="id46" draw:end-glue-point="0" svg:d="M26075 14600c0 1951-1625 652-1625 2600" svg:viewBox="0 0 1626 2601">
          <text:p text:style-name="P1"><text:span text:style-name="T3">UN2003</text:span></text:p>
        </draw:connector>
        <draw:connector draw:style-name="gr34" draw:text-style-name="P5" draw:layer="layout" draw:type="curve" svg:x1="23.45cm" svg:y1="14.1cm" svg:x2="21.3cm" svg:y2="17.7cm" draw:start-shape="id45" draw:start-glue-point="3" draw:end-shape="id46" draw:end-glue-point="3" svg:d="M23450 14100c-3976 0-2901 3600-2150 3600" svg:viewBox="0 0 2873 3601">
          <text:p text:style-name="P1"><text:span text:style-name="T3">Max7219</text:span></text:p>
        </draw:connector>
        <draw:connector draw:style-name="gr34" draw:text-style-name="P5" draw:layer="layout" draw:type="curve" svg:x1="21.3cm" svg:y1="17.7cm" svg:x2="11.3cm" svg:y2="18.8cm" draw:start-shape="id46" draw:start-glue-point="3" draw:end-shape="id44" draw:end-glue-point="1" svg:d="M21300 17700c-7498 0-2499 1100-10000 1100" svg:viewBox="0 0 10001 1101">
          <text:p text:style-name="P1"><text:span text:style-name="T3">LEDs</text:span></text:p>
        </draw:connector>
        <draw:connector draw:style-name="gr34" draw:text-style-name="P5" draw:layer="layout" draw:type="curve" svg:x1="24.45cm" svg:y1="18.2cm" svg:x2="9.2cm" svg:y2="19.3cm" draw:start-shape="id46" draw:start-glue-point="2" draw:end-shape="id44" draw:end-glue-point="2" svg:d="M24450 18200c0 2403-15250 1853-15250 1100" svg:viewBox="0 0 15251 1744">
          <text:p text:style-name="P1"><text:span text:style-name="T3">Servo to Spare Area (or direct to servo)</text:span></text:p>
        </draw:connector>
        <draw:connector draw:style-name="gr34" draw:text-style-name="P5" draw:layer="layout" draw:type="curve" draw:line-skew="2.604cm" svg:x1="24.45cm" svg:y1="18.2cm" svg:x2="9.2cm" svg:y2="19.3cm" draw:start-shape="id46" draw:start-glue-point="2" draw:end-shape="id44" draw:end-glue-point="2" svg:d="M24450 18200c0 6309-15250 5759-15250 1100" svg:viewBox="0 0 15251 4667">
          <text:p text:style-name="P1"><text:span text:style-name="T3">12V Lamp/Magnetic Switches to Spare Area</text:span></text:p>
        </draw:connector>
        <draw:custom-shape draw:style-name="gr35" draw:text-style-name="P2" xml:id="id48" draw:id="id48" draw:layer="layout" svg:width="8.6cm" svg:height="1cm" svg:x="29.2cm" svg:y="23.6cm">
          <text:p text:style-name="P1"><text:span text:style-name="T1">Back Lighting 12V PWM</text:span></text:p>
          <text:p text:style-name="P1"><text:span text:style-name="T1">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51" draw:id="id51" draw:layer="layout" svg:width="6.9cm" svg:height="1cm" svg:x="29.1cm" svg:y="19.3cm">
          <text:p text:style-name="P1"><text:span text:style-name="T1">5V Servo (possibly Led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52" draw:id="id52" draw:layer="layout" svg:width="9.47cm" svg:height="1cm" svg:x="29.13cm" svg:y="21.154cm">
          <text:p text:style-name="P1"><text:span text:style-name="T1">12V Magnetic Switch <text:s/>(possibly Lamp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47" draw:id="id47" draw:layer="layout" svg:width="5.8cm" svg:height="1cm" svg:x="21.9cm" svg:y="23.5cm">
          <text:p text:style-name="P1"><text:span text:style-name="T1">Fron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49" draw:id="id49" draw:layer="layout" svg:width="5.8cm" svg:height="1cm" svg:x="21.9cm" svg:y="25cm">
          <text:p text:style-name="P1"><text:span text:style-name="T1">Lef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0" draw:id="id50" draw:layer="layout" svg:width="5.8cm" svg:height="1cm" svg:x="21.8cm" svg:y="26.4cm">
          <text:p text:style-name="P1"><text:span text:style-name="T1">Righ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5" draw:layer="layout" draw:type="curve" svg:x1="27.7cm" svg:y1="24cm" svg:x2="29.2cm" svg:y2="24.1cm" draw:start-shape="id47" draw:start-glue-point="1" draw:end-shape="id48" draw:end-glue-point="3" svg:d="M27700 24000c1125 0 375 100 1500 100" svg:viewBox="0 0 1501 101">
          <text:p/>
        </draw:connector>
        <draw:connector draw:style-name="gr39" draw:text-style-name="P5" draw:layer="layout" draw:type="curve" svg:x1="27.7cm" svg:y1="25.5cm" svg:x2="29.2cm" svg:y2="24.1cm" draw:start-shape="id49" draw:start-glue-point="1" svg:d="M27700 25500c1501 0 752-1400 1500-1400" svg:viewBox="0 0 1501 1401">
          <text:p/>
        </draw:connector>
        <draw:connector draw:style-name="gr39" draw:text-style-name="P5" draw:layer="layout" draw:type="curve" svg:x1="27.6cm" svg:y1="26.9cm" svg:x2="29.2cm" svg:y2="24.1cm" draw:start-shape="id50" draw:start-glue-point="1" svg:d="M27600 26900c1576 0 777-2800 1600-2800" svg:viewBox="0 0 1601 2801">
          <text:p/>
        </draw:connector>
        <draw:connector draw:style-name="gr40" draw:text-style-name="P5" draw:layer="layout" draw:type="curve" svg:x1="27.6cm" svg:y1="17.7cm" svg:x2="29.1cm" svg:y2="19.8cm" draw:start-shape="id46" draw:start-glue-point="1" draw:end-shape="id51" draw:end-glue-point="3" svg:d="M27600 17700c1126 0 377 2100 1500 2100" svg:viewBox="0 0 1501 2101">
          <text:p/>
        </draw:connector>
        <draw:connector draw:style-name="gr39" draw:text-style-name="P5" draw:layer="layout" draw:type="curve" svg:x1="27.6cm" svg:y1="17.7cm" svg:x2="29.13cm" svg:y2="21.654cm" draw:start-shape="id46" draw:start-glue-point="1" draw:end-shape="id52" draw:end-glue-point="3" svg:d="M27600 17700c1149 0 384 3954 1530 3954" svg:viewBox="0 0 1531 3955">
          <text:p/>
        </draw:connector>
        <draw:connector draw:style-name="gr41" draw:text-style-name="P1" draw:layer="layout" draw:type="curve" svg:x1="9.2cm" svg:y1="19.3cm" svg:x2="21.9cm" svg:y2="24cm" draw:start-shape="id44" draw:start-glue-point="2" draw:end-shape="id47" draw:end-glue-point="3" svg:d="M9200 19300c0 3134 4233 4700 12700 4700" svg:viewBox="0 0 12701 4701">
          <text:p/>
        </draw:connector>
        <draw:custom-shape draw:style-name="gr42" draw:text-style-name="P2" xml:id="id53" draw:id="id53" draw:layer="layout" svg:width="5.432cm" svg:height="1cm" svg:x="31.603cm" svg:y="8.7cm">
          <text:p text:style-name="P1"><text:span text:style-name="T1">Righ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54" draw:id="id54" draw:layer="layout" svg:width="5.918cm" svg:height="1cm" svg:x="31.36cm" svg:y="11.444cm">
          <text:p text:style-name="P1"><text:span text:style-name="T1">Righ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37.035cm" svg:y1="9.2cm" svg:x2="37.278cm" svg:y2="11.944cm" draw:start-shape="id53" draw:start-glue-point="1" draw:end-shape="id54" draw:end-glue-point="1" svg:d="M37035 9200c1117 0 996 2744 243 2744" svg:viewBox="0 0 824 2745">
          <text:p text:style-name="P1"><text:span text:style-name="T3">Servo Breakout</text:span></text:p>
        </draw:connector>
        <draw:connector draw:style-name="gr34" draw:text-style-name="P5" draw:layer="layout" draw:type="curve" svg:x1="34.319cm" svg:y1="9.7cm" svg:x2="34.319cm" svg:y2="11.444cm" draw:start-shape="id53" draw:start-glue-point="2" draw:end-shape="id54" draw:end-glue-point="0" svg:d="M34319 9700v1744" svg:viewBox="0 0 1 1745">
          <text:p text:style-name="P1"><text:span text:style-name="T3">UN2003</text:span></text:p>
        </draw:connector>
        <draw:connector draw:style-name="gr34" draw:text-style-name="P5" draw:layer="layout" draw:type="curve" svg:x1="31.603cm" svg:y1="9.2cm" svg:x2="31.36cm" svg:y2="11.944cm" draw:start-shape="id53" draw:start-glue-point="3" draw:end-shape="id54" draw:end-glue-point="3" svg:d="M31603 9200c-1116 0-994 2744-243 2744" svg:viewBox="0 0 823 2745">
          <text:p text:style-name="P1"><text:span text:style-name="T3">Max7219</text:span></text:p>
        </draw:connector>
        <draw:custom-shape draw:style-name="gr26" draw:text-style-name="P2" xml:id="id55" draw:id="id55" draw:layer="layout" svg:width="4.2cm" svg:height="1cm" svg:x="4.2cm" svg:y="8.8cm">
          <text:p text:style-name="P1"><text:span text:style-name="T1">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56" draw:id="id56" draw:layer="layout" svg:width="4.9cm" svg:height="1cm" svg:x="3.861cm" svg:y="11.444cm">
          <text:p text:style-name="P1"><text:span text:style-name="T1">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8.4cm" svg:y1="9.3cm" svg:x2="8.761cm" svg:y2="11.944cm" draw:start-shape="id55" draw:start-glue-point="1" draw:end-shape="id56" draw:end-glue-point="1" svg:d="M8400 9300c1294 0 1114 2644 361 2644" svg:viewBox="0 0 951 2645">
          <text:p text:style-name="P1"><text:span text:style-name="T3">Servo Breakout</text:span></text:p>
        </draw:connector>
        <draw:connector draw:style-name="gr34" draw:text-style-name="P5" draw:layer="layout" draw:type="curve" svg:x1="6.3cm" svg:y1="9.8cm" svg:x2="6.311cm" svg:y2="11.444cm" draw:start-shape="id55" draw:start-glue-point="2" draw:end-shape="id56" draw:end-glue-point="0" svg:d="M6300 9800c0 1234 11 413 11 1644" svg:viewBox="0 0 12 1645">
          <text:p text:style-name="P1"><text:span text:style-name="T3">UN2003</text:span></text:p>
        </draw:connector>
        <draw:connector draw:style-name="gr34" draw:text-style-name="P5" draw:layer="layout" draw:type="curve" svg:x1="4.2cm" svg:y1="9.3cm" svg:x2="3.861cm" svg:y2="11.944cm" draw:start-shape="id55" draw:start-glue-point="3" draw:end-shape="id56" draw:end-glue-point="3" svg:d="M4200 9300c-1260 0-1090 2644-339 2644" svg:viewBox="0 0 926 2645">
          <text:p text:style-name="P1"><text:span text:style-name="T3">Max7219</text:span></text:p>
        </draw:connector>
        <draw:custom-shape draw:style-name="gr45" draw:text-style-name="P2" xml:id="id57" draw:id="id57" draw:layer="layout" svg:width="5.6cm" svg:height="1cm" svg:x="3.511cm" svg:y="3.8cm">
          <text:p text:style-name="P1"><text:span text:style-name="T1">Lef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6.311cm" svg:y1="5.5cm" svg:x2="6.311cm" svg:y2="4.8cm" draw:start-shape="id35" draw:start-glue-point="0" draw:end-shape="id57" draw:end-glue-point="2" svg:d="M6311 5500v-700" svg:viewBox="0 0 1 701">
          <text:p/>
        </draw:connector>
        <draw:custom-shape draw:style-name="gr46" draw:text-style-name="P2" xml:id="id58" draw:id="id58" draw:layer="layout" svg:width="5.391cm" svg:height="1.047cm" svg:x="31.624cm" svg:y="3.553cm">
          <text:p text:style-name="P1"><text:span text:style-name="T1">Righ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34.319cm" svg:y1="5.4cm" svg:x2="34.319cm" svg:y2="4.6cm" draw:start-shape="id37" draw:start-glue-point="0" draw:end-shape="id58" draw:end-glue-point="2" svg:d="M34319 5400v-800" svg:viewBox="0 0 1 801">
          <text:p/>
        </draw:connector>
        <draw:custom-shape draw:style-name="gr26" draw:text-style-name="P2" xml:id="id60" draw:id="id60" draw:layer="layout" svg:width="4.2cm" svg:height="1cm" svg:x="4.211cm" svg:y="1.9cm">
          <text:p text:style-name="P1"><text:span text:style-name="T1"><text:s/></text:span><text:span text:style-name="T1">Lef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59" draw:id="id59" draw:layer="layout" svg:width="4.2cm" svg:height="1cm" svg:x="32.219cm" svg:y="1.8cm">
          <text:p text:style-name="P1"><text:span text:style-name="T1"><text:s/></text:span><text:span text:style-name="T1">Righ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43" draw:id="id43" draw:layer="layout" svg:width="4.2cm" svg:height="1cm" svg:x="7cm" svg:y="15.6cm">
          <text:p text:style-name="P1"><text:span text:style-name="T1"><text:s/></text:span><text:span text:style-name="T1">Fron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" draw:layer="layout" draw:type="curve" svg:x1="34.319cm" svg:y1="3.553cm" svg:x2="34.319cm" svg:y2="2.8cm" draw:start-shape="id58" draw:start-glue-point="0" draw:end-shape="id59" draw:end-glue-point="2" svg:d="M34319 3553v-753" svg:viewBox="0 0 1 754">
          <text:p/>
        </draw:connector>
        <draw:connector draw:style-name="gr47" draw:text-style-name="P1" draw:layer="layout" draw:type="curve" svg:x1="6.311cm" svg:y1="3.8cm" svg:x2="6.311cm" svg:y2="2.9cm" draw:start-shape="id57" draw:start-glue-point="0" draw:end-shape="id60" draw:end-glue-point="2" svg:d="M6311 3800v-900" svg:viewBox="0 0 1 901">
          <text:p/>
        </draw:connector>
        <draw:connector draw:style-name="gr47" draw:text-style-name="P1" draw:layer="layout" draw:type="curve" svg:x1="11.2cm" svg:y1="16.1cm" svg:x2="14.521cm" svg:y2="14.88cm" draw:start-shape="id43" draw:start-glue-point="1" draw:end-shape="id42" draw:end-glue-point="2" svg:d="M11200 16100c2214 0 3321-406 3321-1220" svg:viewBox="0 0 3322 1221">
          <text:p/>
        </draw:connector>
        <draw:connector draw:style-name="gr32" draw:text-style-name="P1" draw:layer="layout" draw:type="curve" svg:x1="34.319cm" svg:y1="8.2cm" svg:x2="34.319cm" svg:y2="8.7cm" draw:start-shape="id38" draw:start-glue-point="2" draw:end-shape="id53" draw:end-glue-point="0" svg:d="M34319 8200v500" svg:viewBox="0 0 1 501">
          <text:p/>
        </draw:connector>
        <draw:connector draw:style-name="gr32" draw:text-style-name="P1" draw:layer="layout" draw:type="curve" svg:x1="6.311cm" svg:y1="8cm" svg:x2="6.3cm" svg:y2="8.8cm" draw:start-shape="id36" draw:start-glue-point="2" draw:end-shape="id55" draw:end-glue-point="0" svg:d="M6311 8000c0 601-11 202-11 800" svg:viewBox="0 0 12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8-29T12:44:05.547743116</dc:date>
    <meta:editing-duration>PT1H19M55S</meta:editing-duration>
    <meta:editing-cycles>15</meta:editing-cycles>
    <meta:generator>LibreOffice/6.1.4.2$MacOSX_X86_64 LibreOffice_project/9d0f32d1f0b509096fd65e0d4bec26ddd1938fd3</meta:generator>
    <meta:document-statistic meta:object-count="137"/>
  </office:meta>
</office:document-meta>
</file>